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8">
            <text:p>2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4-24_11-27-36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4-24_07-43-10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3-04-24_02-22-07_000.jpg</text:p>
          </table:table-cell>
          <table:table-cell table:style-name="ce26" office:value-type="string">
            <text:p>:m :PHOTO 寝た時刻 / 2023 / オナニー、未了、duration=20m?時間ぐら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4-24_09-49-09_000.jpg</text:p>
          </table:table-cell>
          <table:table-cell table:style-name="ce26" office:value-type="string">
            <text:p>:m #*# RES / JVEMV6 64#178_sonshi / 『孫子』 著者=~,校注=~ / p.23 / w=~,topic=~,publisher=明治書院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JVEMV6 64#178_sonshi / 『孫子』 著者=~,校注=~ / p.23 / w=~,topic=~,publisher=明治書院,other=~">
            <text:p>:m #*# RES / JVEMV6 64#178_sonshi / 『孫子』 著者=~,校注=~ / p.23 / w=~,topic=~,publisher=明治書院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8">
            <text:p>28</text:p>
          </table:table-cell>
          <table:table-cell table:style-name="ce18" office:value-type="string">
            <text:p>2023-04-24_17-35-35_000.jpg</text:p>
          </table:table-cell>
          <table:table-cell table:style-name="ce26" office:value-type="string">
            <text:p>:m #*# RES / JVEMV6 64#268_hattatsu_sakakihara / 『脳科学と発達障害』 著者=榊原洋一,校注=~ / p.38 / w=,topic=~,publisher=~,other=memo+:m-id.EW2M(continue);memo+:m-id.RV31(nowa):解糖系:N+;memo+:m-id.ALZK(nowa):フルクトース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JVEMV6 64#268_hattatsu_sakakihara / 『脳科学と発達障害』 著者=榊原洋一,校注=~ / p.38 / w=,topic=~,publisher=~,other=memo+:m-id.EW2M(continue);memo+:m-id.RV31(nowa):解糖系:N+;memo+:m-id.ALZK(nowa):フルクトース;">
            <text:p>:m #*# RES / JVEMV6 64#268_hattatsu_sakakihara / 『脳科学と発達障害』 著者=榊原洋一,校注=~ / p.38 / w=,topic=~,publisher=~,other=memo+:m-id.EW2M(continue);memo+:m-id.RV31(nowa):解糖系:N+;memo+:m-id.ALZK(nowa):フルクトース;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17" office:value-type="string">
            <text:p>2023-04-24_12-54-09_000.jpg</text:p>
          </table:table-cell>
          <table:table-cell table:style-name="ce26" office:value-type="string">
            <text:p>:m 1*1 RES / JVEMV6 64#238_maeno / 『微粒子から探る物性七変化』 著者=前野昌弘,校注=~ / p.117 / w=表面張力；,topic=物性,publisher=~,other=q+:q-id.Z2QH(nowa):アーチ型の橋。小塊にかかる重量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1*1 RES / JVEMV6 64#238_maeno / 『微粒子から探る物性七変化』 著者=前野昌弘,校注=~ / p.117 / w=表面張力；,topic=物性,publisher=~,other=q+:q-id.Z2QH(nowa):アーチ型の橋。小塊にかかる重量。">
            <text:p>:m 1*1 RES / JVEMV6 64#238_maeno / 『微粒子から探る物性七変化』 著者=前野昌弘,校注=~ / p.117 / w=表面張力；,topic=物性,publisher=~,other=q+:q-id.Z2QH(nowa):アーチ型の橋。小塊にかかる重量。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4-23_21-11-0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6">
            <text:p>26</text:p>
          </table:table-cell>
          <table:table-cell table:style-name="ce10" office:value-type="string">
            <text:p>2023-04-24_13-31-0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4-23_21-19-15_000.jpg</text:p>
          </table:table-cell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7" office:value-type="string">
            <text:p>2023-04-24_11-23-29_000.jpg</text:p>
          </table:table-cell>
          <table:table-cell table:style-name="ce26" office:value-type="string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subject=クーラー：現在、あるもの / location=~ / content=交換を意図：お店に相談に行く際の、参考にと思って、撮影,for=~,other=~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7">
            <text:p>17</text:p>
          </table:table-cell>
          <table:table-cell table:style-name="ce18" office:value-type="string">
            <text:p>2023-04-24_11-23-37_000.jpg</text:p>
          </table:table-cell>
          <table:table-cell table:style-name="ce26" office:value-type="string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subject=クーラー：現在、あるもの / location=~ / content=交換を意図：お店に相談に行く際の、参考にと思って、撮影,for=~,other=~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18" office:value-type="string">
            <text:p>2023-04-24_11-24-48_000.jpg</text:p>
          </table:table-cell>
          <table:table-cell table:style-name="ce26" office:value-type="string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subject=クーラー：現在、あるもの / location=~ / content=交換を意図：お店に相談に行く際の、参考にと思って、撮影,for=~,other=~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0" office:value-type="string">
            <text:p>2023-04-24_11-28-30_000.jpg</text:p>
          </table:table-cell>
          <table:table-cell table:style-name="ce26" office:value-type="string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3-04-24_11-28-32_000.jpg</text:p>
          </table:table-cell>
          <table:table-cell table:style-name="ce26" office:value-type="string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 / subject=クーラー：現在、あるもの / location=~ / content=交換を意図：お店に相談に行く際の、参考にと思って、撮影,for=~,other=~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0" office:value-type="string">
            <text:p>2023-04-24_11-28-38_000.jpg</text:p>
          </table:table-cell>
          <table:table-cell table:style-name="ce26" office:value-type="string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10" office:value-type="string">
            <text:p>2023-04-24_11-28-45_000.jpg</text:p>
          </table:table-cell>
          <table:table-cell table:style-name="ce26" office:value-type="string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PHOTO 記録 / subject=クーラー：現在、あるもの / location=~ / content=交換を意図：お店に相談に行く際の、参考にと思って、撮影,for=~,other=~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7" office:value-type="string">
            <text:p>2023-04-24_11-28-54_000.jpg</text:p>
          </table:table-cell>
          <table:table-cell table:style-name="ce26" office:value-type="string">
            <text:p>:PHOTO 記録 / subject=クーラー：現在、あるもの / location=~ / content=交換を意図：お店に相談に行く際の、参考にと思って、撮影,fo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20];CONCATENATE([.C20];&quot; / &quot;;[.E18]))" office:value-type="string" office:string-value="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4-24_01-11-36_000.jpg</text:p>
          </table:table-cell>
          <table:table-cell table:style-name="ce26" office:value-type="strin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4-24_01-11-42_000.jpg</text:p>
          </table:table-cell>
          <table:table-cell table:style-name="ce26" office:value-type="strin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4-24_01-12-18_000.jpg</text:p>
          </table:table-cell>
          <table:table-cell table:style-name="ce26" office:value-type="strin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4-24_01-12-27_000.jpg</text:p>
          </table:table-cell>
          <table:table-cell table:style-name="ce26" office:value-type="strin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,id=2023-04-23_01-32-04_000.jpg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24_01-11-48_000.jpg</text:p>
          </table:table-cell>
          <table:table-cell table:style-name="ce26" office:value-type="strin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傾け,id=2023-04-23_01-32-04_000.jpg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傾け,id=2023-04-23_01-32-04_000.jpg">
            <text:p>:PHOTO 記録 / 経過記録；作ったもの / food=焼酎漬け / material=レモン（１）：１０（単位：スプーン）；ニンニク（１）：１５；生姜（１）：１５；スペアミント：１０；ローズマリー：１０,liquor=麦焼酎：??ml,time=~,container=silver-cap-small / type=~,other=作り置きする：混合。,occasion=経過観察。傾け,id=2023-04-23_01-32-04_000.jpg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17" office:value-type="string">
            <text:p>2023-04-24_15-36-35_000.jpg</text:p>
          </table:table-cell>
          <table:table-cell table:style-name="ce26" office:value-type="string">
            <text:p>:PHOTO 記録 / 文書：コレポン / #*# / about=１階の居間：クーラー、買い替え,with=~,content=聞き書きのメモ、他,other=task-id.LX0Q(nowa) / N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PHOTO 記録 / 文書：コレポン / #*# / about=１階の居間：クーラー、買い替え,with=~,content=聞き書きのメモ、他,other=task-id.LX0Q(nowa) / N+">
            <text:p>:PHOTO 記録 / 文書：コレポン / #*# / about=１階の居間：クーラー、買い替え,with=~,content=聞き書きのメモ、他,other=task-id.LX0Q(nowa) / N+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4-24_07-52-2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4-24_08-06-32_000.jpg</text:p>
          </table:table-cell>
          <table:table-cell table:style-name="ce26" office:value-type="string">
            <text:p>:tome / (lang=ja) / topic=「トヨタ・ショック」：私にとって：古賀さんの動画を見て、感じた / content=でも、「何のために生きるのか」が、事の本（もと）だと思うよ；アッラーの元へ帰る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tome / (lang=ja) / topic=「トヨタ・ショック」：私にとって：古賀さんの動画を見て、感じた / content=でも、「何のために生きるのか」が、事の本（もと）だと思うよ；アッラーの元へ帰る,other=~">
            <text:p>:tome / (lang=ja) / topic=「トヨタ・ショック」：私にとって：古賀さんの動画を見て、感じた / content=でも、「何のために生きるのか」が、事の本（もと）だと思うよ；アッラーの元へ帰る,other=~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4-23_20-31-07_000.jpg</text:p>
          </table:table-cell>
          <table:table-cell table:style-name="ce26" office:value-type="string">
            <text:p>:PHOTO 記録 / location=台所~ / topic=終了 / for=殺虫スプレー：ゴキブリ用 / occasion=終了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PHOTO 記録 / location=台所~ / topic=終了 / for=殺虫スプレー：ゴキブリ用 / occasion=終了,other=~">
            <text:p>:PHOTO 記録 / location=台所~ / topic=終了 / for=殺虫スプレー：ゴキブリ用 / occasion=終了,other=~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4-24_09-12-05_000.jpg</text:p>
          </table:table-cell>
          <table:table-cell table:style-name="ce26" office:value-type="string">
            <text:p>:m #*# RES / JVEMV6 64#67_12_senshin / 『論語 顔淵』 著者=~,校注=~ / p.258 / w=,topic=「克己復礼」；敬・恭・恕,publisher=明治書院,other=list+:徳目に該当する人物：徳行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m #*# RES / JVEMV6 64#67_12_senshin / 『論語 顔淵』 著者=~,校注=~ / p.258 / w=,topic=「克己復礼」；敬・恭・恕,publisher=明治書院,other=list+:徳目に該当する人物：徳行；">
            <text:p>:m #*# RES / JVEMV6 64#67_12_senshin / 『論語 顔淵』 著者=~,校注=~ / p.258 / w=,topic=「克己復礼」；敬・恭・恕,publisher=明治書院,other=list+:徳目に該当する人物：徳行；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47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4-24_10-59-22_000.jpg</text:p>
          </table:table-cell>
          <table:table-cell table:style-name="ce26" office:value-type="string">
            <text:p>:m 1*1 RES / JVEMV6 64#238_maeno / 『微粒子から探る物性七変化』 著者=前野昌弘,校注=~ / p.117 / w=表面張力；,topic=物性,publisher=~,other=calc+:cal-id.IX4O(nowa)速度。積分によって、求める;theorem+:theorem-id.88QD:等加速度運動：表し方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string" office:string-value=":m 1*1 RES / JVEMV6 64#238_maeno / 『微粒子から探る物性七変化』 著者=前野昌弘,校注=~ / p.117 / w=表面張力；,topic=物性,publisher=~,other=calc+:cal-id.IX4O(nowa)速度。積分によって、求める;theorem+:theorem-id.88QD:等加速度運動：表し方">
            <text:p>:m 1*1 RES / JVEMV6 64#238_maeno / 『微粒子から探る物性七変化』 著者=前野昌弘,校注=~ / p.117 / w=表面張力；,topic=物性,publisher=~,other=calc+:cal-id.IX4O(nowa)速度。積分によって、求める;theorem+:theorem-id.88QD:等加速度運動：表し方</text:p>
          </table:table-cell>
          <table:table-cell table:style-name="ce10" table:formula="of:=RIGHT([.B29];[.K29])" office:value-type="string" office:string-value="jpg">
            <text:p>jpg</text:p>
          </table:table-cell>
          <table:table-cell table:style-name="ce47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5">2023/04/25</text:date>, <text:time>12:37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25T12:37:45.35</dc:date>
    <dc:creator>iwabuchi ken</dc:creator>
    <meta:editing-duration>P55DT23H58M44S</meta:editing-duration>
    <meta:editing-cycles>18267</meta:editing-cycles>
    <meta:document-statistic meta:table-count="2" meta:cell-count="940" meta:object-count="0"/>
    <meta:user-defined meta:name="qrichtext">1</meta:user-defined>
  </office:meta>
</office:document-meta>
</file>